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charset="x-symbol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8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0.653cm"/>
    </style:style>
    <style:style style:name="co3" style:family="table-column">
      <style:table-column-properties fo:break-before="auto" style:column-width="1.482cm"/>
    </style:style>
    <style:style style:name="co4" style:family="table-column">
      <style:table-column-properties fo:break-before="auto" style:column-width="5.202cm"/>
    </style:style>
    <style:style style:name="co5" style:family="table-column">
      <style:table-column-properties fo:break-before="auto" style:column-width="1.42cm"/>
    </style:style>
    <style:style style:name="co6" style:family="table-column">
      <style:table-column-properties fo:break-before="auto" style:column-width="1.385cm"/>
    </style:style>
    <style:style style:name="co7" style:family="table-column">
      <style:table-column-properties fo:break-before="auto" style:column-width="1.231cm"/>
    </style:style>
    <style:style style:name="co8" style:family="table-column">
      <style:table-column-properties fo:break-before="auto" style:column-width="1.529cm"/>
    </style:style>
    <style:style style:name="co9" style:family="table-column">
      <style:table-column-properties fo:break-before="auto" style:column-width="1.457cm"/>
    </style:style>
    <style:style style:name="co10" style:family="table-column">
      <style:table-column-properties fo:break-before="auto" style:column-width="1.342cm"/>
    </style:style>
    <style:style style:name="co11" style:family="table-column">
      <style:table-column-properties fo:break-before="auto" style:column-width="1.007cm"/>
    </style:style>
    <style:style style:name="co12" style:family="table-column">
      <style:table-column-properties fo:break-before="auto" style:column-width="1.203cm"/>
    </style:style>
    <style:style style:name="co13" style:family="table-column">
      <style:table-column-properties fo:break-before="auto" style:column-width="1.118cm"/>
    </style:style>
    <style:style style:name="co14" style:family="table-column">
      <style:table-column-properties fo:break-before="auto" style:column-width="1.371cm"/>
    </style:style>
    <style:style style:name="co15" style:family="table-column">
      <style:table-column-properties fo:break-before="auto" style:column-width="0.866cm"/>
    </style:style>
    <style:style style:name="co16" style:family="table-column">
      <style:table-column-properties fo:break-before="auto" style:column-width="0.699cm"/>
    </style:style>
    <style:style style:name="co17" style:family="table-column">
      <style:table-column-properties fo:break-before="auto" style:column-width="0.894cm"/>
    </style:style>
    <style:style style:name="co19" style:family="table-column">
      <style:table-column-properties fo:break-before="auto" style:column-width="0.811cm"/>
    </style:style>
    <style:style style:name="co20" style:family="table-column">
      <style:table-column-properties fo:break-before="auto" style:column-width="5.539cm"/>
    </style:style>
    <style:style style:name="ro14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0.953cm" fo:break-before="auto" style:use-optimal-row-height="false"/>
    </style:style>
    <style:style style:name="ro5" style:family="table-row">
      <style:table-row-properties style:row-height="0.926cm" fo:break-before="auto" style:use-optimal-row-height="false"/>
    </style:style>
    <style:style style:name="ro6" style:family="table-row">
      <style:table-row-properties style:row-height="2.96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1.192cm" fo:break-before="auto" style:use-optimal-row-height="false"/>
    </style:style>
    <style:style style:name="ro9" style:family="table-row">
      <style:table-row-properties style:row-height="0.709cm" fo:break-before="auto" style:use-optimal-row-height="false"/>
    </style:style>
    <style:style style:name="ro10" style:family="table-row">
      <style:table-row-properties style:row-height="1.122cm" fo:break-before="auto" style:use-optimal-row-height="false"/>
    </style:style>
    <style:style style:name="ro11" style:family="table-row">
      <style:table-row-properties style:row-height="1.298cm" fo:break-before="auto" style:use-optimal-row-height="false"/>
    </style:style>
    <style:style style:name="ro12" style:family="table-row">
      <style:table-row-properties style:row-height="1.334cm" fo:break-before="auto" style:use-optimal-row-height="false"/>
    </style:style>
    <style:style style:name="ro13" style:family="table-row">
      <style:table-row-properties style:row-height="1.579cm" fo:break-before="auto" style:use-optimal-row-height="false"/>
    </style:style>
    <style:style style:name="ro15" style:family="table-row">
      <style:table-row-properties style:row-height="0.688cm" fo:break-before="auto" style:use-optimal-row-height="fals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fo:border-bottom="0.31pt solid #3c3c3c" fo:background-color="#ffff99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1">
      <style:table-cell-properties style:glyph-orientation-vertical="0" fo:background-color="#ccffff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31pt solid #3c3c3c" style:direction="ltr" fo:padding="0.071cm" style:rotation-angle="90" style:rotation-align="bottom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31pt solid #3c3c3c" style:direction="ltr" fo:padding="0.071cm" style:rotation-angle="359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wrap" fo:border-left="0.31pt solid #3c3c3c" style:direction="ltr" fo:padding="0.071cm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31pt solid #3c3c3c" fo:background-color="#c0c0c0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Symbo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31pt solid #3c3c3c" fo:background-color="#c0c0c0" style:diagonal-bl-tr="none" style:diagonal-tl-br="none" style:text-align-source="fix" style:repeat-content="false" fo:wrap-option="wrap" fo:border-left="none" style:direction="ltr" fo:padding="0.071cm" fo:border-right="0.31pt solid #3c3c3c" style:rotation-angle="90" style:rotation-align="bottom" style:shrink-to-fit="false" fo:border-top="0.31pt solid #3c3c3c" style:vertical-align="middle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31pt solid #3c3c3c" fo:background-color="#ffff99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">
      <style:table-cell-properties style:glyph-orientation-vertical="0" fo:border-bottom="0.31pt solid #3c3c3c" fo:background-color="#ccffff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</style:style>
    <style:style style:name="ce26" style:family="table-cell" style:parent-style-name="Excel_5f_BuiltIn_5f_Percent">
      <style:table-cell-properties style:glyph-orientation-vertical="0" fo:border-bottom="0.31pt solid #3c3c3c" fo:background-color="#cc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fo:border-bottom="0.31pt solid #3c3c3c" fo:background-color="#c0c0c0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31pt solid #3c3c3c" style:direction="ltr" fo:padding="0.071cm" style:rotation-angle="90" style:rotation-align="bottom" style:shrink-to-fit="false" style:vertical-align="middle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1">
      <style:table-cell-properties style:glyph-orientation-vertical="0" fo:background-color="#ccffff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3" style:family="table-cell" style:parent-style-name="Excel_5f_BuiltIn_5f_Percent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3c3c3c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">
      <style:table-cell-properties style:glyph-orientation-vertical="0" fo:border-bottom="0.31pt solid #3c3c3c" fo:background-color="#ccffff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</style:style>
    <style:style style:name="ce36" style:family="table-cell" style:parent-style-name="Excel_5f_BuiltIn_5f_Percent">
      <style:table-cell-properties style:glyph-orientation-vertical="0" fo:border-bottom="0.31pt solid #3c3c3c" fo:background-color="#ccffff" style:cell-protect="protected" style:print-content="tru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31pt solid #3c3c3c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">
      <style:table-cell-properties style:glyph-orientation-vertical="0" fo:background-color="#ccffcc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0" style:family="table-cell" style:parent-style-name="Default" style:data-style-name="N1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 style:data-style-name="N1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 style:data-style-name="N115">
      <style:table-cell-properties style:glyph-orientation-vertical="0" fo:background-color="#ccffcc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6" style:family="table-cell" style:parent-style-name="Default" style:data-style-name="N115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9" style:family="table-cell" style:parent-style-name="Default" style:data-style-name="N0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</style:style>
    <style:style style:name="ce50" style:family="table-cell" style:parent-style-name="Default" style:data-style-name="N115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Excel_5f_BuiltIn_5f_Percent">
      <style:table-cell-properties style:glyph-orientation-vertical="0" fo:background-color="#ccffcc" style:cell-protect="protected" style:print-content="true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Excel_5f_BuiltIn_5f_Percent">
      <style:table-cell-properties style:glyph-orientation-vertical="0" fo:border-bottom="none" fo:background-color="#ccffcc" style:cell-protect="protected" style:print-content="tru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gr1" style:family="graphic">
      <style:graphic-properties draw:stroke="solid" svg:stroke-width="0.026cm" svg:stroke-color="#3c3c3c" draw:stroke-linejoin="miter" draw:fill="solid" draw:fill-color="#ffff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" style:family="graphic">
      <style:graphic-properties draw:stroke="solid" svg:stroke-width="0.026cm" svg:stroke-color="#3c3c3c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" style:family="graphic">
      <style:graphic-properties draw:stroke="solid" svg:stroke-width="0.026cm" svg:stroke-color="#3c3c3c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" style:family="graphic">
      <style:graphic-properties draw:stroke="solid" svg:stroke-width="0.026cm" svg:stroke-color="#3c3c3c" draw:stroke-linejoin="miter" draw:fill="solid" draw:fill-color="#3366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>
      <style:graphic-properties draw:stroke="solid" svg:stroke-width="0.026cm" svg:stroke-color="#3c3c3c" draw:stroke-linejoin="miter" draw:fill="solid" draw:fill-color="#33996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6" style:family="graphic">
      <style:graphic-properties draw:stroke="solid" svg:stroke-width="0.026cm" svg:stroke-color="#3c3c3c" draw:stroke-linejoin="miter" draw:fill="solid" draw:fill-color="#ff0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Symbo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Symbo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Hoja1" table:style-name="ta4">
        <office:forms form:automatic-focus="false" form:apply-design-mode="false"/>
        <table:shapes>
          <draw:custom-shape draw:z-index="0" draw:name="AutoForma 5" draw:style-name="gr1" draw:text-style-name="P1" svg:width="0.729cm" svg:height="0.626cm" svg:x="24.537cm" svg:y="6.131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" draw:name="AutoForma 6" draw:style-name="gr1" draw:text-style-name="P1" svg:width="0.724cm" svg:height="0.626cm" svg:x="21.044cm" svg:y="5.625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g draw:z-index="2" draw:name="Group 28">
            <draw:custom-shape draw:name="AutoForma 9" draw:style-name="gr2" draw:text-style-name="P1" svg:width="10.145cm" svg:height="3.598cm" svg:x="8.92cm" svg:y="4.076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name="AutoForma 10" draw:style-name="gr2" draw:text-style-name="P1" svg:width="7.636cm" svg:height="2.744cm" svg:x="10.182cm" svg:y="4.916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name="AutoForma 11" draw:style-name="gr2" draw:text-style-name="P1" svg:width="5.207cm" svg:height="1.89cm" svg:x="11.432cm" svg:y="5.77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name="AutoForma 12" draw:style-name="gr2" draw:text-style-name="P1" svg:width="2.555cm" svg:height="0.917cm" svg:x="12.76cm" svg:y="6.741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name="Línea 14" draw:style-name="gr3" draw:text-style-name="P2" svg:x1="14.039cm" svg:y1="4.906cm" svg:x2="14.641cm" svg:y2="4.526cm">
              <text:p/>
            </draw:line>
            <draw:line draw:name="Línea 15" draw:style-name="gr3" draw:text-style-name="P2" svg:x1="14.072cm" svg:y1="5.732cm" svg:x2="15.246cm" svg:y2="4.915cm">
              <text:p/>
            </draw:line>
            <draw:line draw:name="Línea 16" draw:style-name="gr3" draw:text-style-name="P2" svg:x1="14.072cm" svg:y1="6.702cm" svg:x2="15.788cm" svg:y2="5.363cm">
              <text:p/>
            </draw:line>
            <draw:line draw:name="Línea 17" draw:style-name="gr3" draw:text-style-name="P2" svg:x1="13.999cm" svg:y1="6.702cm" svg:x2="12.119cm" svg:y2="5.333cm">
              <text:p/>
            </draw:line>
            <draw:line draw:name="Línea 18" draw:style-name="gr3" draw:text-style-name="P2" svg:x1="13.998cm" svg:y1="5.757cm" svg:x2="12.825cm" svg:y2="4.838cm">
              <text:p/>
            </draw:line>
            <draw:line draw:name="Línea 19" draw:style-name="gr3" draw:text-style-name="P2" svg:x1="14.029cm" svg:y1="4.906cm" svg:x2="13.397cm" svg:y2="4.466cm">
              <text:p/>
            </draw:line>
            <draw:line draw:name="Línea 20" draw:style-name="gr3" draw:text-style-name="P2" svg:x1="14.005cm" svg:y1="7.658cm" svg:x2="16.54cm" svg:y2="5.812cm">
              <text:p/>
            </draw:line>
            <draw:line draw:name="Línea 21" draw:style-name="gr3" draw:text-style-name="P2" svg:x1="15.285cm" svg:y1="7.671cm" svg:x2="17.13cm" svg:y2="6.287cm">
              <text:p/>
            </draw:line>
            <draw:line draw:name="Línea 22" draw:style-name="gr3" draw:text-style-name="P2" svg:x1="16.581cm" svg:y1="7.657cm" svg:x2="17.788cm" svg:y2="6.766cm">
              <text:p/>
            </draw:line>
            <draw:line draw:name="Línea 23" draw:style-name="gr3" draw:text-style-name="P2" svg:x1="13.996cm" svg:y1="7.658cm" svg:x2="11.461cm" svg:y2="5.812cm">
              <text:p/>
            </draw:line>
            <draw:line draw:name="Línea 24" draw:style-name="gr3" draw:text-style-name="P2" svg:x1="12.753cm" svg:y1="7.659cm" svg:x2="10.855cm" svg:y2="6.334cm">
              <text:p/>
            </draw:line>
            <draw:line draw:name="Línea 25" draw:style-name="gr3" draw:text-style-name="P2" svg:x1="11.488cm" svg:y1="7.675cm" svg:x2="10.166cm" svg:y2="6.74cm">
              <text:p/>
            </draw:line>
            <draw:line draw:name="Línea 26" draw:style-name="gr3" draw:text-style-name="P2" svg:x1="10.174cm" svg:y1="7.657cm" svg:x2="9.541cm" svg:y2="7.215cm">
              <text:p/>
            </draw:line>
            <draw:line draw:name="Línea 27" draw:style-name="gr3" draw:text-style-name="P2" svg:x1="17.828cm" svg:y1="7.671cm" svg:x2="18.429cm" svg:y2="7.214cm">
              <text:p/>
            </draw:line>
          </draw:g>
          <draw:custom-shape draw:z-index="3" draw:name="Rectángulo 30" draw:style-name="gr4" draw:text-style-name="P1" svg:width="0.452cm" svg:height="0.363cm" svg:x="46.144cm" svg:y="13.937cm">
            <text:p/>
            <draw:enhanced-geometry svg:viewBox="0 0 21600 21600" draw:type="rectangle" draw:enhanced-path="M 0 0 L 21600 0 21600 21600 0 21600 0 0 Z N"/>
          </draw:custom-shape>
          <draw:custom-shape draw:z-index="4" draw:name="AutoForma 31" draw:style-name="gr5" draw:text-style-name="P1" svg:width="0.341cm" svg:height="0.391cm" svg:x="46.098cm" svg:y="14.54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5" draw:name="Óvalo 29" draw:style-name="gr6" draw:text-style-name="P1" svg:width="0.448cm" svg:height="0.369cm" svg:x="46.116cm" svg:y="13.3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" draw:name="AutoForma 6" draw:style-name="gr1" draw:text-style-name="P1" svg:width="0.728cm" svg:height="0.63cm" svg:x="22.648cm" svg:y="5.9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7" draw:name="Óvalo 29" draw:style-name="gr6" draw:text-style-name="P1" svg:width="0.446cm" svg:height="0.365cm" svg:x="9.963cm" svg:y="7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" draw:name="Óvalo 29" draw:style-name="gr6" draw:text-style-name="P1" svg:width="0.447cm" svg:height="0.365cm" svg:x="11.268cm" svg:y="7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" draw:name="Óvalo 29" draw:style-name="gr6" draw:text-style-name="P1" svg:width="0.448cm" svg:height="0.366cm" svg:x="10.564cm" svg:y="6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" draw:name="Rectángulo 30" draw:style-name="gr4" draw:text-style-name="P1" svg:width="0.45cm" svg:height="0.368cm" svg:x="13.172cm" svg:y="6.543c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20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13" table:number-columns-repeated="4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9" table:default-cell-style-name="ce2"/>
        <table:table-column table:style-name="co18" table:number-columns-repeated="3" table:default-cell-style-name="ce2"/>
        <table:table-column table:style-name="co20" table:default-cell-style-name="ce2"/>
        <table:table-column table:style-name="co18" table:number-columns-repeated="229" table:default-cell-style-name="ce2"/>
        <table:table-column table:style-name="co18" table:number-columns-repeated="767" table:default-cell-style-name="Default"/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style-name="ce4" table:number-columns-repeated="2"/>
          <table:table-cell table:style-name="ce3" table:number-columns-repeated="21"/>
          <table:table-cell table:style-name="ce54" office:value-type="string" table:number-columns-spanned="4" table:number-rows-spanned="1">
            <text:p>Puntuación <text:s/>Peso relativo de los RQ del Cliente</text:p>
          </table:table-cell>
          <table:covered-table-cell table:number-columns-repeated="3" table:style-name="ce54"/>
          <table:table-cell table:style-name="ce3" table:number-columns-repeated="996"/>
        </table:table-row>
        <table:table-row table:style-name="ro3">
          <table:table-cell table:number-columns-repeated="24"/>
          <table:table-cell table:style-name="ce54" office:value-type="float" office:value="1">
            <text:p>1</text:p>
          </table:table-cell>
          <table:table-cell table:style-name="ce54" office:value-type="string" table:number-columns-spanned="3" table:number-rows-spanned="1">
            <text:p>Baja importancia</text:p>
          </table:table-cell>
          <table:covered-table-cell table:number-columns-repeated="2" table:style-name="ce54"/>
          <table:table-cell table:number-columns-repeated="996"/>
        </table:table-row>
        <table:table-row table:style-name="ro3">
          <table:table-cell table:number-columns-repeated="24"/>
          <table:table-cell table:style-name="ce54" office:value-type="float" office:value="5">
            <text:p>5</text:p>
          </table:table-cell>
          <table:table-cell table:style-name="ce54" office:value-type="string" table:number-columns-spanned="3" table:number-rows-spanned="1">
            <text:p>Alta importancia</text:p>
          </table:table-cell>
          <table:covered-table-cell table:number-columns-repeated="2" table:style-name="ce54"/>
          <table:table-cell table:number-columns-repeated="99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4"/>
          <table:table-cell table:style-name="ce54" office:value-type="string" table:number-columns-spanned="4" table:number-rows-spanned="1">
            <text:p>Mejoras = Planeado / Nuestro Producto <text:s/></text:p>
          </table:table-cell>
          <table:covered-table-cell table:number-columns-repeated="3" table:style-name="ce54"/>
          <table:table-cell table:number-columns-repeated="996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24"/>
          <table:table-cell table:style-name="ce54" office:value-type="string" table:number-columns-spanned="4" table:number-rows-spanned="1">
            <text:p>Peso Total = Peso Relat.Cliente x Mejora x Pto.de Venta <text:s/></text:p>
          </table:table-cell>
          <table:covered-table-cell table:number-columns-repeated="3" table:style-name="ce54"/>
          <table:table-cell table:number-columns-repeated="996"/>
        </table:table-row>
        <table:table-row table:style-name="ro5">
          <table:table-cell table:number-columns-repeated="3"/>
          <table:table-cell table:style-name="ce21" office:value-type="string" table:number-columns-spanned="8" table:number-rows-spanned="1">
            <text:p>Especificaciones <text:s/>Técnicas</text:p>
          </table:table-cell>
          <table:covered-table-cell table:number-columns-repeated="7" table:style-name="ce21"/>
          <table:table-cell table:number-columns-repeated="1013"/>
        </table:table-row>
        <table:table-row table:style-name="ro5">
          <table:table-cell/>
          <table:table-cell table:style-name="ce6" office:value-type="string" table:number-columns-spanned="2" table:number-rows-spanned="1">
            <text:p>Dirección de la Mejora</text:p>
          </table:table-cell>
          <table:covered-table-cell table:style-name="ce6"/>
          <table:table-cell table:style-name="ce22"/>
          <table:table-cell table:style-name="ce29" table:number-columns-repeated="7"/>
          <table:table-cell table:style-name="ce38" office:value-type="string" table:number-columns-spanned="1" table:number-rows-spanned="3">
            <text:p>Peso relativo de los RQ del Cliente</text:p>
          </table:table-cell>
          <table:table-cell table:style-name="ce38" office:value-type="string" table:number-columns-spanned="1" table:number-rows-spanned="3">
            <text:p>Nuestro Producto</text:p>
          </table:table-cell>
          <table:table-cell table:style-name="ce38" office:value-type="string" table:number-columns-spanned="1" table:number-rows-spanned="3">
            <text:p>Producto de la Competencia A</text:p>
            <text:p><text:span text:style-name="T1">(Codigo de barras)</text:span></text:p>
          </table:table-cell>
          <table:table-cell table:style-name="ce38" office:value-type="string" table:number-columns-spanned="1" table:number-rows-spanned="3">
            <text:p>Producto de la Competencia B</text:p>
            <text:p><text:span text:style-name="T1">(Compra por internet)</text:span></text:p>
          </table:table-cell>
          <table:table-cell table:style-name="ce38" office:value-type="string" table:number-columns-spanned="1" table:number-rows-spanned="3">
            <text:p>Metas Planeadas</text:p>
          </table:table-cell>
          <table:table-cell table:style-name="ce38" office:value-type="string" table:number-columns-spanned="1" table:number-rows-spanned="3">
            <text:p>Mejora</text:p>
          </table:table-cell>
          <table:table-cell table:style-name="ce38" office:value-type="string" table:number-columns-spanned="1" table:number-rows-spanned="3">
            <text:p>Punto de venta</text:p>
          </table:table-cell>
          <table:table-cell table:style-name="ce38" office:value-type="string" table:number-columns-spanned="1" table:number-rows-spanned="3">
            <text:p>Peso Total </text:p>
          </table:table-cell>
          <table:table-cell table:style-name="ce38" office:value-type="string" table:number-columns-spanned="1" table:number-rows-spanned="3">
            <text:p>Peso Total %</text:p>
          </table:table-cell>
          <table:table-cell table:number-columns-repeated="4"/>
          <table:table-cell table:style-name="ce54" office:value-type="string" table:number-columns-spanned="4" table:number-rows-spanned="1">
            <text:p>Peso Total % = Peso Total / Suma Pesos Totales</text:p>
          </table:table-cell>
          <table:covered-table-cell table:number-columns-repeated="3" table:style-name="ce54"/>
          <table:table-cell table:number-columns-repeated="996"/>
        </table:table-row>
        <table:table-row table:style-name="ro6">
          <table:table-cell/>
          <table:table-cell table:style-name="ce7" table:number-columns-spanned="2" table:number-rows-spanned="1"/>
          <table:covered-table-cell table:style-name="ce7"/>
          <table:table-cell table:style-name="ce23" office:value-type="string" table:number-columns-spanned="1" table:number-rows-spanned="2">
            <text:p>Pico de corriente en el momento de sinterizado</text:p>
          </table:table-cell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34" office:value-type="string" table:number-columns-spanned="1" table:number-rows-spanned="2">
            <text:p>Norma de seguridad I</text:p>
          </table:table-cell>
          <table:table-cell table:style-name="ce34" office:value-type="string" table:number-columns-spanned="1" table:number-rows-spanned="2">
            <text:p>Norma de seguridad II</text:p>
          </table:table-cell>
          <table:table-cell table:style-name="ce30" table:number-columns-spanned="1" table:number-rows-spanned="2"/>
          <table:table-cell table:style-name="ce34" table:number-columns-spanned="1" table:number-rows-spanned="2"/>
          <table:covered-table-cell table:number-columns-repeated="9" table:style-name="ce38"/>
          <table:table-cell table:number-columns-repeated="1004"/>
        </table:table-row>
        <table:table-row table:style-name="ro7">
          <table:table-cell/>
          <table:table-cell table:style-name="ce8" office:value-type="string" table:number-columns-spanned="2" table:number-rows-spanned="1">
            <text:p>Requerimientos del Cliente</text:p>
          </table:table-cell>
          <table:covered-table-cell table:style-name="ce8"/>
          <table:covered-table-cell table:style-name="ce23"/>
          <table:covered-table-cell table:number-columns-repeated="7" table:style-name="ce30"/>
          <table:covered-table-cell table:number-columns-repeated="9" table:style-name="ce38"/>
          <table:table-cell table:number-columns-repeated="4"/>
          <table:table-cell table:style-name="ce55" office:value-type="string" table:number-columns-spanned="4" table:number-rows-spanned="1">
            <text:p>Puntuación <text:s/>Mapeo RQ del Cleinte en Especificaciones</text:p>
          </table:table-cell>
          <table:covered-table-cell table:number-columns-repeated="3" table:style-name="ce55"/>
          <table:table-cell table:number-columns-repeated="996"/>
        </table:table-row>
        <table:table-row table:style-name="ro8">
          <table:table-cell table:style-name="ce4"/>
          <table:table-cell table:style-name="ce9" office:value-type="string" table:number-columns-spanned="2" table:number-rows-spanned="1">
            <text:p>Medición de corriente y tensión en</text:p>
            <text:p>Momento del sinterizado</text:p>
          </table:table-cell>
          <table:covered-table-cell table:style-name="ce9"/>
          <table:table-cell table:style-name="ce24"/>
          <table:table-cell table:number-columns-repeated="7" table:style-name="ce31"/>
          <table:table-cell table:number-columns-repeated="2" table:style-name="ce39" office:value-type="float" office:value="5">
            <text:p>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4">
            <text:p>4</text:p>
          </table:table-cell>
          <table:table-cell table:style-name="ce39" office:value-type="string">
            <text:p>3</text:p>
          </table:table-cell>
          <table:table-cell table:style-name="ce45" table:formula="of:=[.P14]/[.M14]" office:value-type="float" office:value="0.6">
            <text:p>0,6</text:p>
          </table:table-cell>
          <table:table-cell table:style-name="ce48" office:value-type="float" office:value="1.5">
            <text:p>1,5</text:p>
          </table:table-cell>
          <table:table-cell table:style-name="ce45" table:formula="of:=[.L14]*[.Q14]*[.R14]" office:value-type="float" office:value="4.5">
            <text:p>4,5</text:p>
          </table:table-cell>
          <table:table-cell table:style-name="ce51" table:formula="of:=[.S14]/[.$S$23]" office:value-type="percentage" office:value="0.133136094674556">
            <text:p>13%</text:p>
          </table:table-cell>
          <table:table-cell table:style-name="ce4" table:number-columns-repeated="4"/>
          <table:table-cell table:style-name="ce55" office:value-type="float" office:value="1">
            <text:p>1</text:p>
          </table:table-cell>
          <table:table-cell table:style-name="ce55" office:value-type="string" table:number-columns-spanned="3" table:number-rows-spanned="1">
            <text:p>Baja inter-relacióno</text:p>
          </table:table-cell>
          <table:covered-table-cell table:number-columns-repeated="2" table:style-name="ce55"/>
          <table:table-cell table:style-name="ce4" table:number-columns-repeated="996"/>
        </table:table-row>
        <table:table-row table:style-name="ro9">
          <table:table-cell table:style-name="ce4"/>
          <table:table-cell table:style-name="ce9" office:value-type="string" table:number-columns-spanned="2" table:number-rows-spanned="1">
            <text:p>Escalabilidad futuras</text:p>
          </table:table-cell>
          <table:covered-table-cell table:style-name="ce9"/>
          <table:table-cell table:style-name="ce24"/>
          <table:table-cell table:number-columns-repeated="7" table:style-name="ce31"/>
          <table:table-cell table:number-columns-repeated="2" table:style-name="ce39" office:value-type="float" office:value="4">
            <text:p>4</text:p>
          </table:table-cell>
          <table:table-cell table:style-name="ce39" office:value-type="float" office:value="5">
            <text:p>5</text:p>
          </table:table-cell>
          <table:table-cell table:style-name="ce39" office:value-type="string">
            <text:p>2</text:p>
          </table:table-cell>
          <table:table-cell table:style-name="ce39" office:value-type="string">
            <text:p>4</text:p>
          </table:table-cell>
          <table:table-cell table:style-name="ce45" table:formula="of:=[.P15]/[.M15]" office:value-type="float" office:value="1">
            <text:p>1,0</text:p>
          </table:table-cell>
          <table:table-cell table:style-name="ce48" office:value-type="float" office:value="1.2">
            <text:p>1,2</text:p>
          </table:table-cell>
          <table:table-cell table:style-name="ce45" table:formula="of:=[.L15]*[.Q15]*[.R15]" office:value-type="float" office:value="4.8">
            <text:p>4,8</text:p>
          </table:table-cell>
          <table:table-cell table:style-name="ce51" table:formula="of:=[.S15]/[.$S$23]" office:value-type="percentage" office:value="0.142011834319527">
            <text:p>14%</text:p>
          </table:table-cell>
          <table:table-cell table:style-name="ce4" table:number-columns-repeated="4"/>
          <table:table-cell table:style-name="ce55" office:value-type="float" office:value="3">
            <text:p>3</text:p>
          </table:table-cell>
          <table:table-cell table:style-name="ce55" office:value-type="string" table:number-columns-spanned="3" table:number-rows-spanned="1">
            <text:p>Media inter-relacióm</text:p>
          </table:table-cell>
          <table:covered-table-cell table:number-columns-repeated="2" table:style-name="ce55"/>
          <table:table-cell table:style-name="ce4" table:number-columns-repeated="996"/>
        </table:table-row>
        <table:table-row table:style-name="ro9">
          <table:table-cell table:style-name="ce4"/>
          <table:table-cell table:style-name="ce9" office:value-type="string" table:number-columns-spanned="2" table:number-rows-spanned="1">
            <text:p>Prensado de la pieza</text:p>
          </table:table-cell>
          <table:covered-table-cell table:style-name="ce9"/>
          <table:table-cell table:style-name="ce24"/>
          <table:table-cell table:number-columns-repeated="7" table:style-name="ce31"/>
          <table:table-cell table:style-name="ce39" office:value-type="float" office:value="4">
            <text:p>4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3">
            <text:p>3</text:p>
          </table:table-cell>
          <table:table-cell table:style-name="ce39" office:value-type="string">
            <text:p>4</text:p>
          </table:table-cell>
          <table:table-cell table:style-name="ce45" table:formula="of:=[.P16]/[.M16]" office:value-type="float" office:value="2">
            <text:p>2,0</text:p>
          </table:table-cell>
          <table:table-cell table:style-name="ce48" office:value-type="float" office:value="1.2">
            <text:p>1,2</text:p>
          </table:table-cell>
          <table:table-cell table:style-name="ce45" table:formula="of:=[.L16]*[.Q16]*[.R16]" office:value-type="float" office:value="9.6">
            <text:p>9,6</text:p>
          </table:table-cell>
          <table:table-cell table:style-name="ce51" table:formula="of:=[.S16]/[.$S$23]" office:value-type="percentage" office:value="0.284023668639053">
            <text:p>28%</text:p>
          </table:table-cell>
          <table:table-cell table:style-name="ce4" table:number-columns-repeated="4"/>
          <table:table-cell table:style-name="ce55" office:value-type="float" office:value="5">
            <text:p>5</text:p>
          </table:table-cell>
          <table:table-cell table:style-name="ce55" office:value-type="string" table:number-columns-spanned="3" table:number-rows-spanned="1">
            <text:p>Alta inter-relación</text:p>
          </table:table-cell>
          <table:covered-table-cell table:number-columns-repeated="2" table:style-name="ce55"/>
          <table:table-cell table:style-name="ce4" table:number-columns-repeated="996"/>
        </table:table-row>
        <table:table-row table:style-name="ro9">
          <table:table-cell table:style-name="ce4"/>
          <table:table-cell table:style-name="ce9" office:value-type="string" table:number-columns-spanned="2" table:number-rows-spanned="1">
            <text:p>Interfaz gráfica amigable</text:p>
          </table:table-cell>
          <table:covered-table-cell table:style-name="ce9"/>
          <table:table-cell table:style-name="ce24" office:value-type="string">
            <text:p>9</text:p>
          </table:table-cell>
          <table:table-cell table:number-columns-repeated="7" table:style-name="ce31"/>
          <table:table-cell table:number-columns-repeated="2" table:style-name="ce39" office:value-type="float" office:value="5">
            <text:p>5</text:p>
          </table:table-cell>
          <table:table-cell table:style-name="ce39" office:value-type="float" office:value="1">
            <text:p>1</text:p>
          </table:table-cell>
          <table:table-cell table:style-name="ce39" office:value-type="string">
            <text:p>1</text:p>
          </table:table-cell>
          <table:table-cell table:style-name="ce39" office:value-type="string">
            <text:p>5</text:p>
          </table:table-cell>
          <table:table-cell table:style-name="ce45" table:formula="of:=[.P17]/[.M17]" office:value-type="float" office:value="1">
            <text:p>1,0</text:p>
          </table:table-cell>
          <table:table-cell table:style-name="ce48" office:value-type="float" office:value="1.5">
            <text:p>1,5</text:p>
          </table:table-cell>
          <table:table-cell table:style-name="ce45" table:formula="of:=[.L17]*[.Q17]*[.R17]" office:value-type="float" office:value="7.5">
            <text:p>7,5</text:p>
          </table:table-cell>
          <table:table-cell table:style-name="ce51" table:formula="of:=[.S17]/[.$S$23]" office:value-type="percentage" office:value="0.22189349112426">
            <text:p>22%</text:p>
          </table:table-cell>
          <table:table-cell table:style-name="ce4" table:number-columns-repeated="1004"/>
        </table:table-row>
        <table:table-row table:style-name="ro10">
          <table:table-cell table:style-name="ce4"/>
          <table:table-cell table:style-name="ce9" office:value-type="string" table:number-columns-spanned="2" table:number-rows-spanned="1">
            <text:p>Almacenamiento de datos externo</text:p>
            <text:p>(p.e. Pendrive)</text:p>
          </table:table-cell>
          <table:covered-table-cell table:style-name="ce9"/>
          <table:table-cell table:style-name="ce24"/>
          <table:table-cell table:number-columns-repeated="7" table:style-name="ce31"/>
          <table:table-cell table:style-name="ce39" office:value-type="float" office:value="2">
            <text:p>2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1">
            <text:p>1</text:p>
          </table:table-cell>
          <table:table-cell table:style-name="ce39" office:value-type="string">
            <text:p>2</text:p>
          </table:table-cell>
          <table:table-cell table:style-name="ce39" office:value-type="string">
            <text:p>3</text:p>
          </table:table-cell>
          <table:table-cell table:style-name="ce45" table:formula="of:=[.P18]/[.M18]" office:value-type="float" office:value="1">
            <text:p>1,0</text:p>
          </table:table-cell>
          <table:table-cell table:style-name="ce48" office:value-type="float" office:value="1.3">
            <text:p>1,3</text:p>
          </table:table-cell>
          <table:table-cell table:style-name="ce45" table:formula="of:=[.L18]*[.Q18]*[.R18]" office:value-type="float" office:value="2.6">
            <text:p>2,6</text:p>
          </table:table-cell>
          <table:table-cell table:style-name="ce51" table:formula="of:=[.S18]/[.$S$23]" office:value-type="percentage" office:value="0.0769230769230769">
            <text:p>8%</text:p>
          </table:table-cell>
          <table:table-cell table:style-name="ce4" table:number-columns-repeated="1004"/>
        </table:table-row>
        <table:table-row table:style-name="ro9">
          <table:table-cell table:style-name="ce4"/>
          <table:table-cell table:style-name="ce9" office:value-type="string" table:number-columns-spanned="2" table:number-rows-spanned="1">
            <text:p>Seguridad en el proceso</text:p>
          </table:table-cell>
          <table:covered-table-cell table:style-name="ce9"/>
          <table:table-cell table:style-name="ce24"/>
          <table:table-cell table:number-columns-repeated="7" table:style-name="ce31"/>
          <table:table-cell table:number-columns-repeated="2" table:style-name="ce39" office:value-type="float" office:value="2">
            <text:p>2</text:p>
          </table:table-cell>
          <table:table-cell table:style-name="ce39" office:value-type="string">
            <text:p>1</text:p>
          </table:table-cell>
          <table:table-cell table:style-name="ce39" office:value-type="float" office:value="2">
            <text:p>2</text:p>
          </table:table-cell>
          <table:table-cell table:style-name="ce39" office:value-type="string">
            <text:p>4</text:p>
          </table:table-cell>
          <table:table-cell table:style-name="ce45" table:formula="of:=[.P19]/[.M19]" office:value-type="float" office:value="2">
            <text:p>2,0</text:p>
          </table:table-cell>
          <table:table-cell table:style-name="ce48" office:value-type="float" office:value="1.2">
            <text:p>1,2</text:p>
          </table:table-cell>
          <table:table-cell table:style-name="ce45" table:formula="of:=[.L19]*[.Q19]*[.R19]" office:value-type="float" office:value="4.8">
            <text:p>4,8</text:p>
          </table:table-cell>
          <table:table-cell table:style-name="ce51" table:formula="of:=[.S19]/[.$S$23]" office:value-type="percentage" office:value="0.142011834319527">
            <text:p>14%</text:p>
          </table:table-cell>
          <table:table-cell table:style-name="ce4" table:number-columns-repeated="4"/>
          <table:table-cell table:style-name="ce56" office:value-type="string" table:number-columns-spanned="4" table:number-rows-spanned="2">
            <text:p>Peso total Prioridades Técnicas =<text:span text:style-name="T2"> </text:span><text:span text:style-name="T3">S P</text:span><text:span text:style-name="T4"> </text:span><text:span text:style-name="T5">Pesos </text:span><text:span text:style-name="T5">Totales x Puntuación </text:span><text:span text:style-name="T5">Mapeo de RQ en Espec. </text:span><text:span text:style-name="T4"><text:s/></text:span></text:p>
          </table:table-cell>
          <table:covered-table-cell table:number-columns-repeated="3" table:style-name="ce56"/>
          <table:table-cell table:style-name="ce58" table:number-columns-repeated="2"/>
          <table:table-cell table:style-name="ce4" table:number-columns-repeated="994"/>
        </table:table-row>
        <table:table-row table:style-name="ro9">
          <table:table-cell table:style-name="ce4"/>
          <table:table-cell table:style-name="ce9" table:number-columns-spanned="2" table:number-rows-spanned="1"/>
          <table:covered-table-cell table:style-name="ce9"/>
          <table:table-cell table:style-name="ce24"/>
          <table:table-cell table:number-columns-repeated="7" table:style-name="ce31"/>
          <table:table-cell table:style-name="ce39" table:number-columns-repeated="5"/>
          <table:table-cell table:style-name="ce45"/>
          <table:table-cell table:style-name="ce48"/>
          <table:table-cell table:style-name="ce45"/>
          <table:table-cell table:style-name="ce51"/>
          <table:table-cell table:style-name="ce4" table:number-columns-repeated="4"/>
          <table:covered-table-cell table:number-columns-repeated="4" table:style-name="ce56"/>
          <table:table-cell table:style-name="ce58" table:number-columns-repeated="2"/>
          <table:table-cell table:style-name="ce4" table:number-columns-repeated="994"/>
        </table:table-row>
        <table:table-row table:style-name="ro9">
          <table:table-cell table:style-name="ce4"/>
          <table:table-cell table:style-name="ce9" table:number-columns-spanned="2" table:number-rows-spanned="1"/>
          <table:covered-table-cell table:style-name="ce9"/>
          <table:table-cell table:style-name="ce24"/>
          <table:table-cell table:number-columns-repeated="7" table:style-name="ce31"/>
          <table:table-cell table:style-name="ce39" table:number-columns-repeated="5"/>
          <table:table-cell table:style-name="ce45"/>
          <table:table-cell table:style-name="ce48"/>
          <table:table-cell table:style-name="ce45"/>
          <table:table-cell table:style-name="ce51"/>
          <table:table-cell table:style-name="ce4" table:number-columns-repeated="1004"/>
        </table:table-row>
        <table:table-row table:style-name="ro9">
          <table:table-cell table:style-name="ce4"/>
          <table:table-cell table:style-name="ce9" table:number-columns-spanned="2" table:number-rows-spanned="1"/>
          <table:covered-table-cell table:style-name="ce9"/>
          <table:table-cell table:style-name="ce24"/>
          <table:table-cell table:number-columns-repeated="7" table:style-name="ce31"/>
          <table:table-cell table:style-name="ce40"/>
          <table:table-cell table:style-name="ce39" table:number-columns-repeated="4"/>
          <table:table-cell table:style-name="ce46"/>
          <table:table-cell table:style-name="ce49"/>
          <table:table-cell table:style-name="ce46"/>
          <table:table-cell table:style-name="ce52"/>
          <table:table-cell table:style-name="ce4" table:number-columns-repeated="4"/>
          <table:table-cell table:style-name="ce57" office:value-type="string">
            <text:p>E1:tiempo de procesamiento por producto menor a 10ms</text:p>
          </table:table-cell>
          <table:table-cell table:style-name="ce4" table:number-columns-repeated="999"/>
        </table:table-row>
        <table:table-row table:style-name="ro9">
          <table:table-cell table:style-name="ce4"/>
          <table:table-cell table:style-name="ce10" office:value-type="string" table:number-columns-spanned="2" table:number-rows-spanned="1">
            <text:p>Peso total Prioridades Técnicas</text:p>
          </table:table-cell>
          <table:covered-table-cell table:style-name="ce10"/>
          <table:table-cell table:style-name="ce25" table:formula="of:=[.$S$14]*[.D14]+[.$S$15]*[.D15]+[.$S$16]*[.D16]+[.$S$17]*[.D17]+[.$S$18]*[.D18]+[.$S$19]*[.D19]+[.$S$20]*[.D20]+[.$S$21]*[.D21]+[.$S$22]*[.D22]" office:value-type="float" office:value="67.5">
            <text:p>68</text:p>
          </table:table-cell>
          <table:table-cell table:style-name="ce32" table:formula="of:=[.$S$14]*[.E14]+[.$S$15]*[.E15]+[.$S$16]*[.E16]+[.$S$17]*[.E17]+[.$S$18]*[.E18]+[.$S$19]*[.E19]+[.$S$20]*[.E20]+[.$S$21]*[.E21]+[.$S$22]*[.E22]" office:value-type="float" office:value="0">
            <text:p>0</text:p>
          </table:table-cell>
          <table:table-cell table:style-name="ce32" table:formula="of:=[.$S$14]*[.F14]+[.$S$15]*[.F15]+[.$S$16]*[.F16]+[.$S$17]*[.F17]+[.$S$18]*[.F18]+[.$S$19]*[.F19]+[.$S$20]*[.F20]+[.$S$21]*[.F21]+[.$S$22]*[.F22]" office:value-type="float" office:value="0">
            <text:p>0</text:p>
          </table:table-cell>
          <table:table-cell table:style-name="ce32" table:formula="of:=[.$S$14]*[.G14]+[.$S$15]*[.G15]+[.$S$16]*[.G16]+[.$S$17]*[.G17]+[.$S$18]*[.G18]+[.$S$19]*[.G19]+[.$S$20]*[.G20]+[.$S$21]*[.G21]+[.$S$22]*[.G22]" office:value-type="float" office:value="0">
            <text:p>0</text:p>
          </table:table-cell>
          <table:table-cell table:style-name="ce32" table:formula="of:=[.$S$14]*[.H14]+[.$S$15]*[.H15]+[.$S$16]*[.H16]+[.$S$17]*[.H17]+[.$S$18]*[.H18]+[.$S$19]*[.H19]+[.$S$20]*[.H20]+[.$S$21]*[.H21]+[.$S$22]*[.H22]" office:value-type="float" office:value="0">
            <text:p>0</text:p>
          </table:table-cell>
          <table:table-cell table:style-name="ce32" table:formula="of:=[.$S$14]*[.I14]+[.$S$15]*[.I15]+[.$S$16]*[.I16]+[.$S$17]*[.I17]+[.$S$18]*[.I18]+[.$S$19]*[.I19]+[.$S$20]*[.I20]+[.$S$21]*[.I21]+[.$S$22]*[.I22]" office:value-type="float" office:value="0">
            <text:p>0</text:p>
          </table:table-cell>
          <table:table-cell table:style-name="ce32" table:formula="of:=[.$S$14]*[.J14]+[.$S$15]*[.J15]+[.$S$16]*[.J16]+[.$S$17]*[.J17]+[.$S$18]*[.J18]+[.$S$19]*[.J19]+[.$S$20]*[.J20]+[.$S$21]*[.J21]+[.$S$22]*[.J22]" office:value-type="float" office:value="0">
            <text:p>0</text:p>
          </table:table-cell>
          <table:table-cell table:style-name="ce35" table:formula="of:=[.$S$14]*[.K14]+[.$S$15]*[.K15]+[.$S$16]*[.K16]+[.$S$17]*[.K17]+[.$S$18]*[.K18]+[.$S$19]*[.K19]+[.$S$20]*[.K20]+[.$S$21]*[.K21]+[.$S$22]*[.K22]" office:value-type="float" office:value="0">
            <text:p>0</text:p>
          </table:table-cell>
          <table:table-cell table:style-name="ce41" table:formula="of:=SUM([.D23:.K23])" office:value-type="float" office:value="67.5">
            <text:p>68</text:p>
          </table:table-cell>
          <table:table-cell table:style-name="ce4" table:number-columns-repeated="4"/>
          <table:table-cell table:style-name="ce47" office:value-type="string" table:number-columns-spanned="2" table:number-rows-spanned="2">
            <text:p>Total 100%</text:p>
          </table:table-cell>
          <table:covered-table-cell table:style-name="ce47"/>
          <table:table-cell table:style-name="ce50" table:formula="of:=SUM([.S14:.S19])" office:value-type="float" office:value="33.8" table:number-columns-spanned="1" table:number-rows-spanned="2">
            <text:p>33,8</text:p>
          </table:table-cell>
          <table:table-cell table:style-name="ce53" table:formula="of:=SUM([.T14:.T19])" office:value-type="percentage" office:value="1" table:number-columns-spanned="1" table:number-rows-spanned="2">
            <text:p>100%</text:p>
          </table:table-cell>
          <table:table-cell table:style-name="ce4" table:number-columns-repeated="4"/>
          <table:table-cell table:style-name="ce57" office:value-type="string">
            <text:p>E2: tiempo de respuesta del protocolo anticolisión </text:p>
          </table:table-cell>
          <table:table-cell table:style-name="ce4" table:number-columns-repeated="999"/>
        </table:table-row>
        <table:table-row table:style-name="ro9">
          <table:table-cell table:style-name="ce4"/>
          <table:table-cell table:style-name="ce10" office:value-type="string" table:number-columns-spanned="2" table:number-rows-spanned="1">
            <text:p>Peso Relativo Prioridades Técnicas</text:p>
          </table:table-cell>
          <table:covered-table-cell table:style-name="ce10"/>
          <table:table-cell table:style-name="ce26" table:formula="of:=[.D23]/[.$L$23]" office:value-type="percentage" office:value="1">
            <text:p>100%</text:p>
          </table:table-cell>
          <table:table-cell table:style-name="ce33" table:formula="of:=[.E23]/[.$L$23]" office:value-type="percentage" office:value="0">
            <text:p>0%</text:p>
          </table:table-cell>
          <table:table-cell table:style-name="ce33" table:formula="of:=[.F23]/[.$L$23]" office:value-type="percentage" office:value="0">
            <text:p>0%</text:p>
          </table:table-cell>
          <table:table-cell table:style-name="ce33" table:formula="of:=[.G23]/[.$L$23]" office:value-type="percentage" office:value="0">
            <text:p>0%</text:p>
          </table:table-cell>
          <table:table-cell table:style-name="ce33" table:formula="of:=[.H23]/[.$L$23]" office:value-type="percentage" office:value="0">
            <text:p>0%</text:p>
          </table:table-cell>
          <table:table-cell table:style-name="ce33" table:formula="of:=[.I23]/[.$L$23]" office:value-type="percentage" office:value="0">
            <text:p>0%</text:p>
          </table:table-cell>
          <table:table-cell table:style-name="ce33" table:formula="of:=[.J23]/[.$L$23]" office:value-type="percentage" office:value="0">
            <text:p>0%</text:p>
          </table:table-cell>
          <table:table-cell table:style-name="ce36" table:formula="of:=[.K23]/[.$L$23]" office:value-type="percentage" office:value="0">
            <text:p>0%</text:p>
          </table:table-cell>
          <table:table-cell table:style-name="ce42" table:formula="of:=SUM([.D24:.K24])" office:value-type="percentage" office:value="1">
            <text:p>100%</text:p>
          </table:table-cell>
          <table:table-cell table:style-name="ce4" table:number-columns-repeated="4"/>
          <table:covered-table-cell table:number-columns-repeated="2" table:style-name="ce47"/>
          <table:covered-table-cell table:style-name="ce50"/>
          <table:covered-table-cell table:style-name="ce53"/>
          <table:table-cell table:style-name="ce4" table:number-columns-repeated="4"/>
          <table:table-cell table:style-name="ce57" office:value-type="string">
            <text:p>E3: grado de encriptación de la información de las etiquetas</text:p>
          </table:table-cell>
          <table:table-cell table:style-name="ce4" table:number-columns-repeated="999"/>
        </table:table-row>
        <table:table-row table:style-name="ro11">
          <table:table-cell/>
          <table:table-cell table:style-name="ce11" office:value-type="string" table:number-columns-spanned="1" table:number-rows-spanned="3">
            <text:p>Benchmarking</text:p>
          </table:table-cell>
          <table:table-cell table:style-name="ce15" office:value-type="string">
            <text:p>Nuestro Producto</text:p>
          </table:table-cell>
          <table:table-cell table:style-name="ce27"/>
          <table:table-cell table:style-name="ce28" table:number-columns-repeated="6"/>
          <table:table-cell table:style-name="ce37"/>
          <table:table-cell table:style-name="ce43" office:value-type="string" table:number-columns-spanned="1" table:number-rows-spanned="4">
            <text:p>Total 100%</text:p>
          </table:table-cell>
          <table:table-cell table:style-name="ce44"/>
          <table:table-cell table:number-columns-repeated="11"/>
          <table:table-cell office:value-type="string">
            <text:p>E4: alimentación de las etiquetas pasivas (sin alimentación externa)</text:p>
          </table:table-cell>
          <table:table-cell table:number-columns-repeated="999"/>
        </table:table-row>
        <table:table-row table:style-name="ro12">
          <table:table-cell/>
          <table:covered-table-cell table:style-name="ce11"/>
          <table:table-cell table:style-name="ce16" office:value-type="string">
            <text:p>Producto de la Competencia A</text:p>
            <text:p>(Producto Japonés)</text:p>
          </table:table-cell>
          <table:table-cell table:style-name="ce28" table:number-columns-repeated="7"/>
          <table:table-cell table:style-name="ce37"/>
          <table:covered-table-cell table:style-name="ce43"/>
          <table:table-cell table:style-name="ce44"/>
          <table:table-cell table:number-columns-repeated="11"/>
          <table:table-cell office:value-type="string">
            <text:p>E5: memoria</text:p>
          </table:table-cell>
          <table:table-cell table:number-columns-repeated="999"/>
        </table:table-row>
        <table:table-row table:style-name="ro13">
          <table:table-cell/>
          <table:covered-table-cell table:style-name="ce11"/>
          <table:table-cell table:style-name="ce15" office:value-type="string">
            <text:p>Producto de la Competencia B</text:p>
            <text:p>()</text:p>
          </table:table-cell>
          <table:table-cell table:style-name="ce28" table:number-columns-repeated="7"/>
          <table:table-cell table:style-name="ce37"/>
          <table:covered-table-cell table:style-name="ce43"/>
          <table:table-cell table:style-name="ce20"/>
          <table:table-cell table:number-columns-repeated="11"/>
          <table:table-cell office:value-type="string">
            <text:p>E6: tamaño de las etiquetas</text:p>
          </table:table-cell>
          <table:table-cell table:number-columns-repeated="999"/>
        </table:table-row>
        <table:table-row table:style-name="ro15">
          <table:table-cell/>
          <table:table-cell table:style-name="ce12" office:value-type="string" table:number-columns-spanned="2" table:number-rows-spanned="1">
            <text:p>Metas</text:p>
          </table:table-cell>
          <table:covered-table-cell table:style-name="ce12"/>
          <table:table-cell table:style-name="ce28" table:number-columns-repeated="7"/>
          <table:table-cell table:style-name="ce37"/>
          <table:covered-table-cell table:style-name="ce43"/>
          <table:table-cell table:style-name="ce20"/>
          <table:table-cell table:number-columns-repeated="11"/>
          <table:table-cell office:value-type="string">
            <text:p>E7: tamaño de las antenas</text:p>
          </table:table-cell>
          <table:table-cell table:number-columns-repeated="999"/>
        </table:table-row>
        <table:table-row table:style-name="ro2" table:number-rows-repeated="2">
          <table:table-cell/>
          <table:table-cell table:style-name="ce13"/>
          <table:table-cell table:style-name="ce17"/>
          <table:table-cell table:number-columns-repeated="1021"/>
        </table:table-row>
        <table:table-row table:style-name="ro2">
          <table:table-cell/>
          <table:table-cell table:style-name="ce13"/>
          <table:table-cell table:style-name="ce18"/>
          <table:table-cell table:number-columns-repeated="1021"/>
        </table:table-row>
        <table:table-row table:style-name="ro2" table:number-rows-repeated="2">
          <table:table-cell/>
          <table:table-cell table:style-name="ce13"/>
          <table:table-cell table:style-name="ce17"/>
          <table:table-cell table:number-columns-repeated="1021"/>
        </table:table-row>
        <table:table-row table:style-name="ro2" table:number-rows-repeated="2">
          <table:table-cell table:number-columns-repeated="2"/>
          <table:table-cell table:style-name="ce18"/>
          <table:table-cell table:number-columns-repeated="1021"/>
        </table:table-row>
        <table:table-row table:style-name="ro2">
          <table:table-cell/>
          <table:table-cell table:style-name="ce14" table:number-columns-spanned="1" table:number-rows-spanned="9"/>
          <table:table-cell table:style-name="ce19"/>
          <table:table-cell table:number-columns-repeated="1021"/>
        </table:table-row>
        <table:table-row table:style-name="ro2">
          <table:table-cell/>
          <table:covered-table-cell table:style-name="ce14"/>
          <table:table-cell table:style-name="ce19"/>
          <table:table-cell table:number-columns-repeated="1021"/>
        </table:table-row>
        <table:table-row table:style-name="ro2">
          <table:table-cell/>
          <table:covered-table-cell table:style-name="ce14"/>
          <table:table-cell table:style-name="ce19"/>
          <table:table-cell table:number-columns-repeated="1021"/>
        </table:table-row>
        <table:table-row table:style-name="ro2">
          <table:table-cell/>
          <table:covered-table-cell table:style-name="ce14"/>
          <table:table-cell table:style-name="ce19"/>
          <table:table-cell table:number-columns-repeated="1021"/>
        </table:table-row>
        <table:table-row table:style-name="ro2">
          <table:table-cell/>
          <table:covered-table-cell table:style-name="ce14"/>
          <table:table-cell table:style-name="ce19"/>
          <table:table-cell table:number-columns-repeated="1021"/>
        </table:table-row>
        <table:table-row table:style-name="ro2">
          <table:table-cell/>
          <table:covered-table-cell table:style-name="ce14"/>
          <table:table-cell table:style-name="ce19"/>
          <table:table-cell table:number-columns-repeated="1021"/>
        </table:table-row>
        <table:table-row table:style-name="ro2">
          <table:table-cell/>
          <table:covered-table-cell table:style-name="ce14"/>
          <table:table-cell table:style-name="ce19"/>
          <table:table-cell table:number-columns-repeated="1021"/>
        </table:table-row>
        <table:table-row table:style-name="ro2">
          <table:table-cell/>
          <table:covered-table-cell table:style-name="ce14"/>
          <table:table-cell table:style-name="ce19"/>
          <table:table-cell table:number-columns-repeated="1021"/>
        </table:table-row>
        <table:table-row table:style-name="ro2">
          <table:table-cell/>
          <table:covered-table-cell table:style-name="ce14"/>
          <table:table-cell table:style-name="ce19"/>
          <table:table-cell table:number-columns-repeated="1021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2" table:style-name="ta2">
        <table:table-column table:style-name="co18" table:number-columns-repeated="257" table:default-cell-style-name="ce1"/>
        <table:table-column table:style-name="co18" table:number-columns-repeated="767" table:default-cell-style-name="Default"/>
        <table:table-row table:style-name="ro14" table:number-rows-repeated="1048575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Hoja3" table:style-name="ta3">
        <table:table-column table:style-name="co18" table:number-columns-repeated="257" table:default-cell-style-name="ce1"/>
        <table:table-column table:style-name="co18" table:number-columns-repeated="767" table:default-cell-style-name="Default"/>
        <table:table-row table:style-name="ro14" table:number-rows-repeated="1048575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>
        <table:named-expression table:name="SHARED_FORMULA_16_13_16_13_0" table:base-cell-address="$Hoja1.$Q$14" table:expression="[.P14]/[.M14]"/>
        <table:named-expression table:name="SHARED_FORMULA_18_13_18_13_0" table:base-cell-address="$Hoja1.$S$14" table:expression="[.L14]*[.Q14]*[.R14]"/>
        <table:named-expression table:name="SHARED_FORMULA_19_14_19_14_0" table:base-cell-address="$Hoja1.$T$15" table:expression="[.S15]/[.$S$23]"/>
        <table:named-expression table:name="SHARED_FORMULA_4_22_4_22_0" table:base-cell-address="$Hoja1.$E$23" table:expression="[.$S$14]*[.E14]+[.$S$15]*[.E15]+[.$S$16]*[.E16]+[.$S$17]*[.E17]+[.$S$18]*[.E18]+[.$S$19]*[.E19]+[.$S$20]*[.E20]+[.$S$21]*[.E21]+[.$S$22]*[.E22]"/>
        <table:named-expression table:name="SHARED_FORMULA_4_23_4_23_0" table:base-cell-address="$Hoja1.$E$24" table:expression="[.E23]/[.$L$23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charset="x-symbol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style:style style:name="Default" style:family="table-cell">
      <style:table-cell-properties fo:padding="0.071cm" style:rotation-align="none"/>
      <style:text-properties style:font-name="Arial1" style:font-name-asian="WenQuanYi Zen 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.R.N.</meta:initial-creator>
    <meta:creation-date>2004-03-24T15:55:20</meta:creation-date>
    <dc:creator>estanux </dc:creator>
    <dc:date>2012-08-24T18:49:58</dc:date>
    <meta:editing-cycles>15</meta:editing-cycles>
    <meta:editing-duration>P24DT2H57M25S</meta:editing-duration>
    <meta:generator>LibreOffice/3.5$Linux_x86 LibreOffice_project/350m1$Build-2</meta:generator>
    <meta:document-statistic meta:table-count="3" meta:cell-count="202" meta:object-count="11"/>
  </office:meta>
</office:document-meta>
</file>